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600000104C479BC3362760EE7.png" manifest:media-type="image/png"/>
  <manifest:file-entry manifest:full-path="Pictures/10000000000001C9000000F5AAEFF6DBBA5FC3D1.png" manifest:media-type="image/png"/>
  <manifest:file-entry manifest:full-path="Pictures/10000000000001C2000000F229C424546065F75B.png" manifest:media-type="image/png"/>
  <manifest:file-entry manifest:full-path="Pictures/10000000000002600000007610AAFF8C0E1A9AE4.png" manifest:media-type="image/png"/>
  <manifest:file-entry manifest:full-path="Pictures/10000000000001EE0000006EA238DA70ADD85E9F.png" manifest:media-type="image/png"/>
  <manifest:file-entry manifest:full-path="Pictures/10000000000001B8000001069EB6C9D28FCD140E.png" manifest:media-type="image/png"/>
  <manifest:file-entry manifest:full-path="Pictures/10000000000001B3000000F11F73980D1FC6BFBC.png" manifest:media-type="image/png"/>
  <manifest:file-entry manifest:full-path="Pictures/100000000000021B0000006A813E67F77C34F980.png" manifest:media-type="image/png"/>
  <manifest:file-entry manifest:full-path="Pictures/10000000000001F9000000659EE5DE4D63A52E2B.png" manifest:media-type="image/png"/>
  <manifest:file-entry manifest:full-path="Pictures/10000000000001BC0000010F63A57DDF1A9CB907.png" manifest:media-type="image/png"/>
  <manifest:file-entry manifest:full-path="Pictures/10000000000001F3000000660650707408FC4115.png" manifest:media-type="image/png"/>
  <manifest:file-entry manifest:full-path="Pictures/10000000000001C9000000F004CA44259F8E2AAF.png" manifest:media-type="image/png"/>
  <manifest:file-entry manifest:full-path="Pictures/10000000000001F90000006B4288DE62CCA161C5.png" manifest:media-type="image/png"/>
  <manifest:file-entry manifest:full-path="Pictures/10000000000001C6000000F2E74E2486E2C868F2.png" manifest:media-type="image/png"/>
  <manifest:file-entry manifest:full-path="Pictures/100000000000020000000055668F828E8285649C.png" manifest:media-type="image/png"/>
  <manifest:file-entry manifest:full-path="Pictures/100000000000021A000000788351ED33A4B83138.png" manifest:media-type="image/png"/>
  <manifest:file-entry manifest:full-path="Pictures/10000000000001F60000006747C3F70EC5C2FF30.png" manifest:media-type="image/png"/>
  <manifest:file-entry manifest:full-path="Pictures/10000000000001BF000000EBE56783E9BFBF7DB2.png" manifest:media-type="image/png"/>
  <manifest:file-entry manifest:full-path="Pictures/10000000000001F50000006D861F045767659C9F.png" manifest:media-type="image/png"/>
  <manifest:file-entry manifest:full-path="Pictures/10000000000001FC000000B1DD6F5945C445A2B2.png" manifest:media-type="image/png"/>
  <manifest:file-entry manifest:full-path="Pictures/10000000000001BA000000F33A09E5667B476349.png" manifest:media-type="image/png"/>
  <manifest:file-entry manifest:full-path="Pictures/10000000000001C2000000FB70090079BD5D0075.png" manifest:media-type="image/png"/>
  <manifest:file-entry manifest:full-path="Pictures/10000000000001BA00000104D69CE6DBA2C6B797.png" manifest:media-type="image/png"/>
  <manifest:file-entry manifest:full-path="Pictures/100000000000020600000074EC4FFF35E569D752.png" manifest:media-type="image/png"/>
  <manifest:file-entry manifest:full-path="Pictures/10000000000001C8000000FED0CD304A2C299C39.png" manifest:media-type="image/png"/>
  <manifest:file-entry manifest:full-path="Pictures/10000000000002360000007372302ED541E28C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1.692cm" svg:height="6.427cm" svg:x="1.308cm" svg:y="1.323cm">
          <draw:image xlink:href="Pictures/10000000000001BA000000F33A09E5667B476349.png" xlink:type="simple" xlink:show="embed" xlink:actuate="onLoad" draw:mime-type="image/png">
            <text:p/>
          </draw:image>
        </draw:frame>
        <draw:frame draw:style-name="gr1" draw:text-style-name="P1" draw:layer="layout" svg:width="13.702cm" svg:height="3.067cm" svg:x="1.048cm" svg:y="7.75cm">
          <draw:image xlink:href="Pictures/100000000000020600000074EC4FFF35E569D752.png" xlink:type="simple" xlink:show="embed" xlink:actuate="onLoad" draw:mime-type="image/png">
            <text:p/>
          </draw:image>
        </draw:frame>
        <draw:frame draw:style-name="gr1" draw:text-style-name="P1" draw:layer="layout" svg:width="12.062cm" svg:height="6.718cm" svg:x="1.25cm" svg:y="12cm">
          <draw:image xlink:href="Pictures/10000000000001C8000000FED0CD304A2C299C39.png" xlink:type="simple" xlink:show="embed" xlink:actuate="onLoad" draw:mime-type="image/png">
            <text:p/>
          </draw:image>
        </draw:frame>
        <draw:frame draw:style-name="gr1" draw:text-style-name="P1" draw:layer="layout" svg:width="13.279cm" svg:height="2.723cm" svg:x="1.221cm" svg:y="18.777cm">
          <draw:image xlink:href="Pictures/10000000000001F60000006747C3F70EC5C2FF30.png" xlink:type="simple" xlink:show="embed" xlink:actuate="onLoad" draw:mime-type="image/png">
            <text:p/>
          </draw:image>
        </draw:frame>
      </draw:page>
      <draw:page draw:name="page2" draw:style-name="dp1" draw:master-page-name="Padrão">
        <draw:frame draw:style-name="gr1" draw:text-style-name="P1" draw:layer="layout" svg:width="11.824cm" svg:height="6.215cm" svg:x="1.176cm" svg:y="1.035cm">
          <draw:image xlink:href="Pictures/10000000000001BF000000EBE56783E9BFBF7DB2.png" xlink:type="simple" xlink:show="embed" xlink:actuate="onLoad" draw:mime-type="image/png">
            <text:p/>
          </draw:image>
        </draw:frame>
        <draw:frame draw:style-name="gr1" draw:text-style-name="P1" draw:layer="layout" svg:width="13.2cm" svg:height="2.697cm" svg:x="1.05cm" svg:y="7.553cm">
          <draw:image xlink:href="Pictures/10000000000001F3000000660650707408FC4115.png" xlink:type="simple" xlink:show="embed" xlink:actuate="onLoad" draw:mime-type="image/png">
            <text:p/>
          </draw:image>
        </draw:frame>
        <draw:frame draw:style-name="gr1" draw:text-style-name="P1" draw:layer="layout" svg:width="11.692cm" svg:height="6.877cm" svg:x="1cm" svg:y="13.623cm">
          <draw:image xlink:href="Pictures/10000000000001BA00000104D69CE6DBA2C6B797.png" xlink:type="simple" xlink:show="embed" xlink:actuate="onLoad" draw:mime-type="image/png">
            <text:p/>
          </draw:image>
        </draw:frame>
        <draw:frame draw:style-name="gr1" draw:text-style-name="P1" draw:layer="layout" svg:width="13.438cm" svg:height="4.681cm" svg:x="1.062cm" svg:y="20.75cm">
          <draw:image xlink:href="Pictures/10000000000001FC000000B1DD6F5945C445A2B2.png" xlink:type="simple" xlink:show="embed" xlink:actuate="onLoad" draw:mime-type="image/png">
            <text:p/>
          </draw:image>
        </draw:frame>
      </draw:page>
      <draw:page draw:name="page3" draw:style-name="dp1" draw:master-page-name="Padrão">
        <draw:frame draw:style-name="gr1" draw:text-style-name="P1" draw:layer="layout" svg:width="11.903cm" svg:height="6.639cm" svg:x="1cm" svg:y="1cm">
          <draw:image xlink:href="Pictures/10000000000001C2000000FB70090079BD5D0075.png" xlink:type="simple" xlink:show="embed" xlink:actuate="onLoad" draw:mime-type="image/png">
            <text:p/>
          </draw:image>
        </draw:frame>
        <draw:frame draw:style-name="gr1" draw:text-style-name="P1" draw:layer="layout" svg:width="14.972cm" svg:height="3.041cm" svg:x="1cm" svg:y="8.25cm">
          <draw:image xlink:href="Pictures/10000000000002360000007372302ED541E28CF8.png" xlink:type="simple" xlink:show="embed" xlink:actuate="onLoad" draw:mime-type="image/png">
            <text:p/>
          </draw:image>
        </draw:frame>
        <draw:frame draw:style-name="gr1" draw:text-style-name="P1" draw:layer="layout" svg:width="12.009cm" svg:height="6.401cm" svg:x="1cm" svg:y="12cm">
          <draw:image xlink:href="Pictures/10000000000001C6000000F2E74E2486E2C868F2.png" xlink:type="simple" xlink:show="embed" xlink:actuate="onLoad" draw:mime-type="image/png">
            <text:p/>
          </draw:image>
        </draw:frame>
        <draw:frame draw:style-name="gr1" draw:text-style-name="P1" draw:layer="layout" svg:width="14.231cm" svg:height="3.173cm" svg:x="1.019cm" svg:y="18.827cm">
          <draw:image xlink:href="Pictures/100000000000021A000000788351ED33A4B83138.png" xlink:type="simple" xlink:show="embed" xlink:actuate="onLoad" draw:mime-type="image/png">
            <text:p/>
          </draw:image>
        </draw:frame>
      </draw:page>
      <draw:page draw:name="page4" draw:style-name="dp1" draw:master-page-name="Padrão">
        <draw:frame draw:style-name="gr1" draw:text-style-name="P1" draw:layer="layout" svg:width="12.088cm" svg:height="6.348cm" svg:x="1.162cm" svg:y="1cm">
          <draw:image xlink:href="Pictures/10000000000001C9000000F004CA44259F8E2AAF.png" xlink:type="simple" xlink:show="embed" xlink:actuate="onLoad" draw:mime-type="image/png">
            <text:p/>
          </draw:image>
        </draw:frame>
        <draw:frame draw:style-name="gr1" draw:text-style-name="P1" draw:layer="layout" svg:width="13.252cm" svg:height="2.882cm" svg:x="1cm" svg:y="7.5cm">
          <draw:image xlink:href="Pictures/10000000000001F50000006D861F045767659C9F.png" xlink:type="simple" xlink:show="embed" xlink:actuate="onLoad" draw:mime-type="image/png">
            <text:p/>
          </draw:image>
        </draw:frame>
        <draw:frame draw:style-name="gr1" draw:text-style-name="P1" draw:layer="layout" svg:width="11.745cm" svg:height="7.168cm" svg:x="1.005cm" svg:y="12.582cm">
          <draw:image xlink:href="Pictures/10000000000001BC0000010F63A57DDF1A9CB907.png" xlink:type="simple" xlink:show="embed" xlink:actuate="onLoad" draw:mime-type="image/png">
            <text:p/>
          </draw:image>
        </draw:frame>
        <draw:frame draw:style-name="gr1" draw:text-style-name="P1" draw:layer="layout" svg:width="14.258cm" svg:height="2.803cm" svg:x="0.742cm" svg:y="19.947cm">
          <draw:image xlink:href="Pictures/100000000000021B0000006A813E67F77C34F980.png" xlink:type="simple" xlink:show="embed" xlink:actuate="onLoad" draw:mime-type="image/png">
            <text:p/>
          </draw:image>
        </draw:frame>
      </draw:page>
      <draw:page draw:name="page5" draw:style-name="dp1" draw:master-page-name="Padrão">
        <draw:frame draw:style-name="gr1" draw:text-style-name="P1" draw:layer="layout" svg:width="11.506cm" svg:height="6.374cm" svg:x="1cm" svg:y="1.126cm">
          <draw:image xlink:href="Pictures/10000000000001B3000000F11F73980D1FC6BFBC.png" xlink:type="simple" xlink:show="embed" xlink:actuate="onLoad" draw:mime-type="image/png">
            <text:p/>
          </draw:image>
        </draw:frame>
        <draw:frame draw:style-name="gr1" draw:text-style-name="P1" draw:layer="layout" svg:width="13.067cm" svg:height="2.909cm" svg:x="0.933cm" svg:y="7.5cm">
          <draw:image xlink:href="Pictures/10000000000001EE0000006EA238DA70ADD85E9F.png" xlink:type="simple" xlink:show="embed" xlink:actuate="onLoad" draw:mime-type="image/png">
            <text:p/>
          </draw:image>
        </draw:frame>
        <draw:frame draw:style-name="gr1" draw:text-style-name="P1" draw:layer="layout" svg:width="11.639cm" svg:height="6.93cm" svg:x="1.25cm" svg:y="12.5cm">
          <draw:image xlink:href="Pictures/10000000000001B8000001069EB6C9D28FCD140E.png" xlink:type="simple" xlink:show="embed" xlink:actuate="onLoad" draw:mime-type="image/png">
            <text:p/>
          </draw:image>
        </draw:frame>
        <draw:frame draw:style-name="gr1" draw:text-style-name="P1" draw:layer="layout" svg:width="16.083cm" svg:height="3.12cm" svg:x="1.167cm" svg:y="19.88cm">
          <draw:image xlink:href="Pictures/10000000000002600000007610AAFF8C0E1A9AE4.png" xlink:type="simple" xlink:show="embed" xlink:actuate="onLoad" draw:mime-type="image/png">
            <text:p/>
          </draw:image>
        </draw:frame>
      </draw:page>
      <draw:page draw:name="page6" draw:style-name="dp1" draw:master-page-name="Padrão">
        <draw:frame draw:style-name="gr1" draw:text-style-name="P1" draw:layer="layout" svg:width="11.903cm" svg:height="6.401cm" svg:x="1.097cm" svg:y="1.25cm">
          <draw:image xlink:href="Pictures/10000000000001C2000000F229C424546065F75B.png" xlink:type="simple" xlink:show="embed" xlink:actuate="onLoad" draw:mime-type="image/png">
            <text:p/>
          </draw:image>
        </draw:frame>
        <draw:frame draw:style-name="gr1" draw:text-style-name="P1" draw:layer="layout" svg:width="13.358cm" svg:height="2.67cm" svg:x="1cm" svg:y="8.25cm">
          <draw:image xlink:href="Pictures/10000000000001F9000000659EE5DE4D63A52E2B.png" xlink:type="simple" xlink:show="embed" xlink:actuate="onLoad" draw:mime-type="image/png">
            <text:p/>
          </draw:image>
        </draw:frame>
        <draw:frame draw:style-name="gr1" draw:text-style-name="P1" draw:layer="layout" svg:width="12.088cm" svg:height="6.48cm" svg:x="1.162cm" svg:y="13cm">
          <draw:image xlink:href="Pictures/10000000000001C9000000F5AAEFF6DBBA5FC3D1.png" xlink:type="simple" xlink:show="embed" xlink:actuate="onLoad" draw:mime-type="image/png">
            <text:p/>
          </draw:image>
        </draw:frame>
        <draw:frame draw:style-name="gr1" draw:text-style-name="P1" draw:layer="layout" svg:width="13.543cm" svg:height="2.247cm" svg:x="1.207cm" svg:y="19.753cm">
          <draw:image xlink:href="Pictures/100000000000020000000055668F828E8285649C.png" xlink:type="simple" xlink:show="embed" xlink:actuate="onLoad" draw:mime-type="image/png">
            <text:p/>
          </draw:image>
        </draw:frame>
      </draw:page>
      <draw:page draw:name="page7" draw:style-name="dp1" draw:master-page-name="Padrão">
        <draw:frame draw:style-name="gr1" draw:text-style-name="P1" draw:layer="layout" svg:width="12.009cm" svg:height="6.877cm" svg:x="1.241cm" svg:y="2.123cm">
          <draw:image xlink:href="Pictures/10000000000001C600000104C479BC3362760EE7.png" xlink:type="simple" xlink:show="embed" xlink:actuate="onLoad" draw:mime-type="image/png">
            <text:p/>
          </draw:image>
        </draw:frame>
        <draw:frame draw:style-name="gr1" draw:text-style-name="P1" draw:layer="layout" svg:width="13.358cm" svg:height="2.829cm" svg:x="1.142cm" svg:y="9.921cm">
          <draw:image xlink:href="Pictures/10000000000001F90000006B4288DE62CCA161C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3T15:34:46.885338109</meta:creation-date>
    <dc:date>2022-09-03T15:56:38.118241777</dc:date>
    <meta:editing-duration>PT11M40S</meta:editing-duration>
    <meta:editing-cycles>3</meta:editing-cycles>
    <meta:generator>LibreOffice/7.0.4.2$Linux_X86_64 LibreOffice_project/00$Build-2</meta:generator>
    <meta:document-statistic meta:object-count="26"/>
  </office:meta>
</office:document-meta>
</file>